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opacity="18%" draw:textarea-horizontal-align="justify" draw:textarea-vertical-align="middle" draw:auto-grow-height="false" fo:min-height="6.989cm" fo:min-width="3.818cm" draw:shadow-opacity="18%"/>
    </style:style>
    <style:style style:name="gr2" style:family="graphic" style:parent-style-name="standard">
      <style:graphic-properties draw:opacity="18%" draw:textarea-horizontal-align="justify" draw:textarea-vertical-align="middle" draw:auto-grow-height="false" fo:min-height="9.656cm" fo:min-width="3.437cm" draw:shadow-opacity="18%"/>
    </style:style>
    <style:style style:name="gr3" style:family="graphic" style:parent-style-name="standard">
      <style:graphic-properties draw:opacity="18%" draw:textarea-horizontal-align="justify" draw:textarea-vertical-align="middle" draw:auto-grow-height="false" fo:min-height="7.116cm" fo:min-width="10.415cm" draw:shadow-opacity="18%"/>
    </style:style>
    <style:style style:name="gr4" style:family="graphic" style:parent-style-name="standard">
      <style:graphic-properties svg:stroke-width="0.051cm" svg:stroke-color="#000000" draw:marker-start-width="0.355cm" draw:marker-end-width="0.355cm" draw:fill-color="#83caff" draw:textarea-horizontal-align="justify" draw:textarea-vertical-align="middle" draw:auto-grow-height="false" fo:min-height="0.081cm" fo:min-width="2.244cm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47cm" fo:min-width="0cm"/>
    </style:style>
    <style:style style:name="gr6" style:family="graphic" style:parent-style-name="standard">
      <style:graphic-properties draw:stroke="none" draw:fill="none" fo:min-height="0.713cm"/>
    </style:style>
    <style:style style:name="gr7" style:family="graphic" style:parent-style-name="standard">
      <style:graphic-properties svg:stroke-width="0.051cm" svg:stroke-color="#000000" draw:marker-start-width="0.355cm" draw:marker-end-width="0.355cm" draw:fill-color="#ff66cc" draw:textarea-horizontal-align="justify" draw:textarea-vertical-align="middle" draw:auto-grow-height="false" fo:min-height="0.081cm" fo:min-width="2.244cm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75cm"/>
    </style:style>
    <style:style style:name="gr9" style:family="graphic" style:parent-style-name="standard">
      <style:graphic-properties svg:stroke-width="0.051cm" svg:stroke-color="#000000" draw:marker-start-width="0.355cm" draw:marker-end-width="0.355cm" draw:fill-color="#ff00cc" draw:textarea-horizontal-align="justify" draw:textarea-vertical-align="middle" draw:auto-grow-height="false" fo:min-height="0.081cm" fo:min-width="2.244cm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33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7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4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7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328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67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6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42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17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0cm"/>
    </style:style>
    <style:style style:name="gr2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318cm" svg:height="7.239cm" svg:x="11.548cm" svg:y="2.85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318cm" svg:height="7.239cm" svg:x="6.08cm" svg:y="2.77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318cm" svg:height="7.239cm" svg:x="17.002cm" svg:y="15.22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318cm" svg:height="7.239cm" svg:x="6.207cm" svg:y="15.17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318cm" svg:height="7.239cm" svg:x="11.668cm" svg:y="15.17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9.906cm" svg:x="1cm" svg:y="2.52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9.906cm" svg:x="1.12cm" svg:y="14.8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.915cm" svg:height="7.366cm" svg:x="16.628cm" svg:y="2.85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794cm" svg:height="0.381cm" svg:x="1.508cm" svg:y="5.01cm">
          <text:p/>
          <draw:enhanced-geometry svg:viewBox="0 0 21600 21600" draw:type="rectangle" draw:enhanced-path="M 0 0 L 21600 0 21600 21600 0 21600 0 0 Z N"/>
        </draw:custom-shape>
        <draw:frame draw:style-name="gr5" draw:layer="layout" svg:width="2.413cm" svg:height="1.397cm" svg:x="1.762cm" svg:y="2.905cm">
          <draw:text-box>
            <text:p>task</text:p>
          </draw:text-box>
        </draw:frame>
        <draw:frame draw:style-name="gr6" draw:layer="layout" svg:width="6.429cm" svg:height="0.963cm" svg:x="13.065cm" svg:y="1.18cm">
          <draw:text-box>
            <text:p>struct POThreadPool</text:p>
          </draw:text-box>
        </draw:frame>
        <draw:custom-shape draw:style-name="gr7" draw:text-style-name="P1" draw:layer="layout" svg:width="2.794cm" svg:height="0.381cm" svg:x="1.508cm" svg:y="5.39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794cm" svg:height="0.381cm" svg:x="1.508cm" svg:y="5.77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794cm" svg:height="0.381cm" svg:x="1.508cm" svg:y="6.15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794cm" svg:height="0.381cm" svg:x="1.508cm" svg:y="6.53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794cm" svg:height="0.381cm" svg:x="1.508cm" svg:y="6.91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794cm" svg:height="0.381cm" svg:x="1.508cm" svg:y="7.29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794cm" svg:height="0.381cm" svg:x="1.508cm" svg:y="7.67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794cm" svg:height="0.381cm" svg:x="1.508cm" svg:y="5.00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794cm" svg:height="0.381cm" svg:x="1.508cm" svg:y="7.67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794cm" svg:height="0.381cm" svg:x="1.508cm" svg:y="5.00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794cm" svg:height="0.381cm" svg:x="1.508cm" svg:y="7.67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794cm" svg:height="0.381cm" svg:x="1.508cm" svg:y="8.05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794cm" svg:height="0.381cm" svg:x="1.508cm" svg:y="8.43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794cm" svg:height="0.381cm" svg:x="1.508cm" svg:y="8.8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794cm" svg:height="0.381cm" svg:x="1.508cm" svg:y="9.20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794cm" svg:height="0.381cm" svg:x="1.508cm" svg:y="9.58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794cm" svg:height="0.381cm" svg:x="1.508cm" svg:y="9.96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794cm" svg:height="0.381cm" svg:x="1.508cm" svg:y="10.34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794cm" svg:height="0.381cm" svg:x="1.508cm" svg:y="10.34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794cm" svg:height="0.381cm" svg:x="1.508cm" svg:y="10.343cm">
          <text:p/>
          <draw:enhanced-geometry svg:viewBox="0 0 21600 21600" draw:type="rectangle" draw:enhanced-path="M 0 0 L 21600 0 21600 21600 0 21600 0 0 Z N"/>
        </draw:custom-shape>
        <draw:frame draw:style-name="gr8" draw:layer="layout" svg:width="0.875cm" svg:height="0.962cm" svg:x="5.078cm" svg:y="5.88cm">
          <draw:text-box>
            <text:p>=</text:p>
          </draw:text-box>
        </draw:frame>
        <draw:custom-shape draw:style-name="gr9" draw:text-style-name="P1" draw:layer="layout" svg:width="2.794cm" svg:height="0.381cm" svg:x="6.79cm" svg:y="5.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794cm" svg:height="0.381cm" svg:x="6.79cm" svg:y="6.08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794cm" svg:height="0.381cm" svg:x="6.79cm" svg:y="6.46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794cm" svg:height="0.381cm" svg:x="6.79cm" svg:y="6.84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794cm" svg:height="0.381cm" svg:x="6.79cm" svg:y="7.223cm">
          <text:p/>
          <draw:enhanced-geometry svg:viewBox="0 0 21600 21600" draw:type="rectangle" draw:enhanced-path="M 0 0 L 21600 0 21600 21600 0 21600 0 0 Z N"/>
        </draw:custom-shape>
        <draw:frame draw:style-name="gr10" draw:layer="layout" svg:width="4.833cm" svg:height="0.962cm" svg:x="5.826cm" svg:y="3.36cm">
          <draw:text-box>
            <text:p>General Queue</text:p>
          </draw:text-box>
        </draw:frame>
        <draw:frame draw:style-name="gr11" draw:layer="layout" svg:width="1.84cm" svg:height="0.962cm" svg:x="7.024cm" svg:y="4.63cm">
          <draw:text-box>
            <text:p>back</text:p>
          </draw:text-box>
        </draw:frame>
        <draw:frame draw:style-name="gr12" draw:layer="layout" svg:width="1.772cm" svg:height="0.962cm" svg:x="7.103cm" svg:y="7.751cm">
          <draw:text-box>
            <text:p>front</text:p>
          </draw:text-box>
        </draw:frame>
        <draw:custom-shape draw:style-name="gr9" draw:text-style-name="P1" draw:layer="layout" svg:width="2.794cm" svg:height="0.381cm" svg:x="12.315cm" svg:y="5.7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draw:layer="layout" svg:width="2.794cm" svg:height="0.381cm" svg:x="12.315cm" svg:y="6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draw:layer="layout" svg:width="2.794cm" svg:height="0.381cm" svg:x="12.315cm" svg:y="6.4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draw:layer="layout" svg:width="2.794cm" svg:height="0.381cm" svg:x="12.315cm" svg:y="6.8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2.794cm" svg:height="0.381cm" svg:x="12.315cm" svg:y="7.24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794cm" svg:height="0.381cm" svg:x="12.315cm" svg:y="7.24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794cm" svg:height="0.381cm" svg:x="12.315cm" svg:y="7.2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layer="layout" svg:width="4.447cm" svg:height="0.962cm" svg:x="11.546cm" svg:y="3.36cm">
          <draw:text-box>
            <text:p>Unused Stack</text:p>
          </draw:text-box>
        </draw:frame>
        <draw:frame draw:style-name="gr14" draw:layer="layout" svg:width="2.576cm" svg:height="0.962cm" svg:x="12.521cm" svg:y="4.683cm">
          <draw:text-box>
            <text:p>unused</text:p>
          </draw:text-box>
        </draw:frame>
        <draw:frame draw:style-name="gr15" draw:layer="layout" svg:width="0.875cm" svg:height="0.962cm" svg:x="10.546cm" svg:y="6.154cm">
          <draw:text-box>
            <text:p>+</text:p>
          </draw:text-box>
        </draw:frame>
        <draw:frame draw:style-name="gr8" draw:layer="layout" svg:width="0.875cm" svg:height="0.962cm" svg:x="15.753cm" svg:y="6.081cm">
          <draw:text-box>
            <text:p>+</text:p>
          </draw:text-box>
        </draw:frame>
        <draw:custom-shape draw:style-name="gr9" draw:text-style-name="P1" draw:layer="layout" svg:width="2.794cm" svg:height="0.381cm" svg:x="17.136cm" svg:y="6.0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draw:layer="layout" svg:width="2.794cm" svg:height="0.381cm" svg:x="17.136cm" svg:y="6.4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draw:layer="layout" svg:width="2.794cm" svg:height="0.381cm" svg:x="17.136cm" svg:y="6.8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2.794cm" svg:height="0.381cm" svg:x="17.136cm" svg:y="7.22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794cm" svg:height="0.381cm" svg:x="17.136cm" svg:y="7.22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xml:id="id2" draw:id="id2" draw:layer="layout" svg:width="2.794cm" svg:height="0.381cm" svg:x="17.136cm" svg:y="7.2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layer="layout" svg:width="5.828cm" svg:height="0.962cm" svg:x="18.78cm" svg:y="3.286cm">
          <draw:text-box>
            <text:p>Blocked tract tasks</text:p>
          </draw:text-box>
        </draw:frame>
        <draw:frame draw:style-name="gr17" draw:layer="layout" svg:width="2.267cm" svg:height="0.962cm" svg:x="17.275cm" svg:y="4.937cm">
          <draw:text-box>
            <text:p>tract 1</text:p>
          </draw:text-box>
        </draw:frame>
        <draw:custom-shape draw:style-name="gr9" draw:text-style-name="P1" draw:layer="layout" svg:width="2.794cm" svg:height="0.381cm" svg:x="21.581cm" svg:y="6.0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draw:layer="layout" svg:width="2.794cm" svg:height="0.381cm" svg:x="21.581cm" svg:y="6.4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draw:layer="layout" svg:width="2.794cm" svg:height="0.381cm" svg:x="21.581cm" svg:y="6.7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2.794cm" svg:height="0.381cm" svg:x="21.581cm" svg:y="7.1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794cm" svg:height="0.381cm" svg:x="21.581cm" svg:y="7.16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xml:id="id3" draw:id="id3" draw:layer="layout" svg:width="2.794cm" svg:height="0.381cm" svg:x="21.581cm" svg:y="7.1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" draw:layer="layout" svg:width="2.267cm" svg:height="0.962cm" svg:x="21.72cm" svg:y="4.991cm">
          <draw:text-box>
            <text:p>tract 2</text:p>
          </draw:text-box>
        </draw:frame>
        <draw:frame draw:style-name="gr8" draw:layer="layout" svg:width="0.875cm" svg:height="0.962cm" svg:x="20.325cm" svg:y="6.334cm">
          <draw:text-box>
            <text:p>+</text:p>
          </draw:text-box>
        </draw:frame>
        <draw:frame draw:style-name="gr18" draw:layer="layout" svg:width="1.763cm" svg:height="0.962cm" svg:x="24.891cm" svg:y="6.207cm">
          <draw:text-box>
            <text:p>+ <text:span text:style-name="T1"><text:s/>...</text:span></text:p>
          </draw:text-box>
        </draw:frame>
        <draw:custom-shape draw:style-name="gr4" draw:text-style-name="P1" draw:layer="layout" svg:width="2.794cm" svg:height="0.381cm" svg:x="1.628cm" svg:y="17.329cm">
          <text:p/>
          <draw:enhanced-geometry svg:viewBox="0 0 21600 21600" draw:type="rectangle" draw:enhanced-path="M 0 0 L 21600 0 21600 21600 0 21600 0 0 Z N"/>
        </draw:custom-shape>
        <draw:frame draw:style-name="gr19" draw:layer="layout" svg:width="2.674cm" svg:height="1.492cm" svg:x="1.762cm" svg:y="16.113cm">
          <draw:text-box>
            <text:p>worker</text:p>
          </draw:text-box>
        </draw:frame>
        <draw:custom-shape draw:style-name="gr4" draw:text-style-name="P1" draw:layer="layout" svg:width="2.794cm" svg:height="0.381cm" svg:x="1.628cm" svg:y="17.7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794cm" svg:height="0.381cm" svg:x="1.628cm" svg:y="18.09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794cm" svg:height="0.381cm" svg:x="1.628cm" svg:y="18.47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794cm" svg:height="0.381cm" svg:x="1.628cm" svg:y="18.85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794cm" svg:height="0.381cm" svg:x="1.628cm" svg:y="19.2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794cm" svg:height="0.381cm" svg:x="1.628cm" svg:y="19.6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794cm" svg:height="0.381cm" svg:x="1.628cm" svg:y="19.99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794cm" svg:height="0.381cm" svg:x="1.628cm" svg:y="17.32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794cm" svg:height="0.381cm" svg:x="1.628cm" svg:y="19.99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794cm" svg:height="0.381cm" svg:x="1.628cm" svg:y="17.32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794cm" svg:height="0.381cm" svg:x="1.628cm" svg:y="19.99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794cm" svg:height="0.381cm" svg:x="1.628cm" svg:y="20.37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794cm" svg:height="0.381cm" svg:x="1.628cm" svg:y="20.75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794cm" svg:height="0.381cm" svg:x="1.628cm" svg:y="21.13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794cm" svg:height="0.381cm" svg:x="1.628cm" svg:y="21.5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794cm" svg:height="0.381cm" svg:x="1.628cm" svg:y="21.90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794cm" svg:height="0.381cm" svg:x="1.628cm" svg:y="22.28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794cm" svg:height="0.381cm" svg:x="1.628cm" svg:y="22.66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794cm" svg:height="0.381cm" svg:x="1.628cm" svg:y="22.6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794cm" svg:height="0.381cm" svg:x="1.628cm" svg:y="22.662cm">
          <text:p/>
          <draw:enhanced-geometry svg:viewBox="0 0 21600 21600" draw:type="rectangle" draw:enhanced-path="M 0 0 L 21600 0 21600 21600 0 21600 0 0 Z N"/>
        </draw:custom-shape>
        <draw:frame draw:style-name="gr8" draw:layer="layout" svg:width="0.875cm" svg:height="0.962cm" svg:x="5.198cm" svg:y="18.199cm">
          <draw:text-box>
            <text:p>=</text:p>
          </draw:text-box>
        </draw:frame>
        <draw:custom-shape draw:style-name="gr4" draw:text-style-name="P1" xml:id="id1" draw:id="id1" draw:layer="layout" svg:width="2.794cm" svg:height="0.381cm" svg:x="6.715cm" svg:y="18.0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794cm" svg:height="0.381cm" svg:x="6.715cm" svg:y="18.41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794cm" svg:height="0.381cm" svg:x="6.715cm" svg:y="18.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794cm" svg:height="0.381cm" svg:x="6.715cm" svg:y="19.18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794cm" svg:height="0.381cm" svg:x="6.715cm" svg:y="19.5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794cm" svg:height="0.381cm" svg:x="6.715cm" svg:y="19.56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794cm" svg:height="0.381cm" svg:x="6.715cm" svg:y="19.561cm">
          <text:p/>
          <draw:enhanced-geometry svg:viewBox="0 0 21600 21600" draw:type="rectangle" draw:enhanced-path="M 0 0 L 21600 0 21600 21600 0 21600 0 0 Z N"/>
        </draw:custom-shape>
        <draw:frame draw:style-name="gr20" draw:layer="layout" svg:width="3.154cm" svg:height="1.27cm" svg:x="6.842cm" svg:y="15.478cm">
          <draw:text-box>
            <text:p>working</text:p>
          </draw:text-box>
        </draw:frame>
        <draw:custom-shape draw:style-name="gr4" draw:text-style-name="P1" draw:layer="layout" svg:width="2.794cm" svg:height="0.381cm" svg:x="12.435cm" svg:y="18.0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794cm" svg:height="0.381cm" svg:x="12.435cm" svg:y="18.41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794cm" svg:height="0.381cm" svg:x="12.435cm" svg:y="18.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794cm" svg:height="0.381cm" svg:x="12.435cm" svg:y="19.18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794cm" svg:height="0.381cm" svg:x="12.435cm" svg:y="19.5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794cm" svg:height="0.381cm" svg:x="12.435cm" svg:y="19.56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794cm" svg:height="0.381cm" svg:x="12.435cm" svg:y="19.561cm">
          <text:p/>
          <draw:enhanced-geometry svg:viewBox="0 0 21600 21600" draw:type="rectangle" draw:enhanced-path="M 0 0 L 21600 0 21600 21600 0 21600 0 0 Z N"/>
        </draw:custom-shape>
        <draw:frame draw:style-name="gr21" draw:layer="layout" svg:width="2.017cm" svg:height="0.962cm" svg:x="12.303cm" svg:y="15.532cm">
          <draw:text-box>
            <text:p><text:s text:c="3"/>idle</text:p>
          </draw:text-box>
        </draw:frame>
        <draw:frame draw:style-name="gr15" draw:layer="layout" svg:width="0.875cm" svg:height="0.962cm" svg:x="10.666cm" svg:y="18.473cm">
          <draw:text-box>
            <text:p>+</text:p>
          </draw:text-box>
        </draw:frame>
        <draw:frame draw:style-name="gr22" draw:layer="layout" svg:width="0.875cm" svg:height="0.963cm" svg:x="16.113cm" svg:y="18.452cm">
          <draw:text-box>
            <text:p>+</text:p>
          </draw:text-box>
        </draw:frame>
        <draw:custom-shape draw:style-name="gr4" draw:text-style-name="P1" draw:layer="layout" svg:width="2.794cm" svg:height="0.381cm" svg:x="17.51cm" svg:y="18.0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794cm" svg:height="0.381cm" svg:x="17.51cm" svg:y="18.39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794cm" svg:height="0.381cm" svg:x="17.51cm" svg:y="18.7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794cm" svg:height="0.381cm" svg:x="17.51cm" svg:y="19.16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794cm" svg:height="0.381cm" svg:x="17.51cm" svg:y="19.54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794cm" svg:height="0.381cm" svg:x="17.51cm" svg:y="19.54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794cm" svg:height="0.381cm" svg:x="17.51cm" svg:y="19.541cm">
          <text:p/>
          <draw:enhanced-geometry svg:viewBox="0 0 21600 21600" draw:type="rectangle" draw:enhanced-path="M 0 0 L 21600 0 21600 21600 0 21600 0 0 Z N"/>
        </draw:custom-shape>
        <draw:frame draw:style-name="gr14" draw:layer="layout" svg:width="2.576cm" svg:height="0.962cm" svg:x="17.656cm" svg:y="15.641cm">
          <draw:text-box>
            <text:p>unused</text:p>
          </draw:text-box>
        </draw:frame>
        <draw:connector draw:style-name="gr23" draw:text-style-name="P1" draw:layer="layout" draw:type="curve" svg:x1="9.509cm" svg:y1="18.228cm" svg:x2="18.533cm" svg:y2="7.604cm" draw:start-shape="id1" draw:start-glue-point="1" draw:end-shape="id2" draw:end-glue-point="2" svg:d="M9509 18228c6016 0 9024-3541 9024-10624" svg:viewBox="0 0 9025 10625">
          <text:p/>
        </draw:connector>
        <draw:custom-shape draw:style-name="gr4" draw:text-style-name="P1" draw:layer="layout" svg:width="2.794cm" svg:height="0.381cm" svg:x="6.715cm" svg:y="19.92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794cm" svg:height="0.381cm" svg:x="6.715cm" svg:y="20.305cm">
          <text:p/>
          <draw:enhanced-geometry svg:viewBox="0 0 21600 21600" draw:type="rectangle" draw:enhanced-path="M 0 0 L 21600 0 21600 21600 0 21600 0 0 Z N"/>
        </draw:custom-shape>
        <draw:connector draw:style-name="gr23" draw:text-style-name="P1" draw:layer="layout" draw:type="curve" draw:line-skew="5.526cm" svg:x1="9.502cm" svg:y1="19.308cm" svg:x2="22.978cm" svg:y2="7.55cm" draw:end-shape="id3" draw:end-glue-point="2" svg:d="M9502 19308c0-135 13476 5744 13476-11758" svg:viewBox="0 0 13477 12603">
          <text:p/>
        </draw:connector>
        <draw:custom-shape draw:style-name="gr7" draw:text-style-name="P1" draw:layer="layout" svg:width="2.794cm" svg:height="0.381cm" svg:x="1.508cm" svg:y="10.77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794cm" svg:height="0.381cm" svg:x="1.508cm" svg:y="11.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2.794cm" svg:height="0.381cm" svg:x="1.508cm" svg:y="11.54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794cm" svg:height="0.381cm" svg:x="1.508cm" svg:y="4.30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794cm" svg:height="0.381cm" svg:x="1.508cm" svg:y="4.68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794cm" svg:height="0.381cm" svg:x="1.628cm" svg:y="21.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794cm" svg:height="0.381cm" svg:x="1.628cm" svg:y="22.28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794cm" svg:height="0.381cm" svg:x="1.628cm" svg:y="22.66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794cm" svg:height="0.381cm" svg:x="1.635cm" svg:y="22.97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794cm" svg:height="0.381cm" svg:x="1.635cm" svg:y="23.35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794cm" svg:height="0.381cm" svg:x="1.635cm" svg:y="23.73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794cm" svg:height="0.381cm" svg:x="17.51cm" svg:y="19.92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794cm" svg:height="0.381cm" svg:x="17.51cm" svg:y="19.541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8.702cm" fo:page-height="26.4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03T19:23:10.021875172</meta:creation-date>
    <dc:date>2017-10-14T11:45:42.485693112</dc:date>
    <meta:editing-duration>PT39M56S</meta:editing-duration>
    <meta:editing-cycles>12</meta:editing-cycles>
    <meta:generator>LibreOffice/4.3.3.2$Linux_X86_64 LibreOffice_project/430m0$Build-2</meta:generator>
    <meta:document-statistic meta:object-count="134"/>
  </office:meta>
</office:document-meta>
</file>